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aa7" officeooo:paragraph-rsid="000cdaa7"/>
    </style:style>
    <style:style style:name="P2" style:family="paragraph" style:parent-style-name="Standard">
      <style:text-properties fo:font-weight="normal" officeooo:rsid="000cdaa7" officeooo:paragraph-rsid="000cdaa7" style:font-weight-asian="normal" style:font-weight-complex="normal"/>
    </style:style>
    <style:style style:name="P3" style:family="paragraph" style:parent-style-name="Standard">
      <style:text-properties fo:font-weight="normal" officeooo:rsid="000cdaa7" officeooo:paragraph-rsid="000d8779" style:font-weight-asian="normal" style:font-weight-complex="normal"/>
    </style:style>
    <style:style style:name="P4" style:family="paragraph" style:parent-style-name="Standard">
      <style:text-properties fo:font-weight="normal" officeooo:rsid="000cdaa7" officeooo:paragraph-rsid="000dd9ef" style:font-weight-asian="normal" style:font-weight-complex="normal"/>
    </style:style>
    <style:style style:name="P5" style:family="paragraph" style:parent-style-name="Standard">
      <style:text-properties fo:font-weight="normal" officeooo:rsid="000cdaa7" officeooo:paragraph-rsid="000e10e7" style:font-weight-asian="normal" style:font-weight-complex="normal"/>
    </style:style>
    <style:style style:name="P6" style:family="paragraph" style:parent-style-name="Standard">
      <style:text-properties fo:font-weight="normal" officeooo:rsid="000dd9ef" officeooo:paragraph-rsid="000dd9ef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officeooo:rsid="000d8779"/>
    </style:style>
    <style:style style:name="T3" style:family="text">
      <style:text-properties officeooo:rsid="000dd9ef"/>
    </style:style>
    <style:style style:name="T4" style:family="text">
      <style:text-properties officeooo:rsid="000e10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3,1 :</text:p>
      <text:p text:style-name="P1"/>
      <text:p text:style-name="P5">Ecrire "Entrez un nombre : "<text:line-break/><text:span text:style-name="T4">Début</text:span></text:p>
      <text:p text:style-name="P5">Lire n<text:line-break/>Si n &gt; 0 Alors<text:line-break/>Ecrire "Ce nombre est positif”<text:line-break/>Sinon<text:line-break/>Ecrire "Ce nombre est négatif"<text:line-break/>Finsi</text:p>
      <text:p text:style-name="P2"/>
      <text:p text:style-name="P2">Exercice 3,2 :</text:p>
      <text:p text:style-name="P2"/>
      <text:p text:style-name="P3">Variables m, n en Entier<text:line-break/>Ecrire "Entrez deux nombres : "<text:line-break/>Lire m, n<text:line-break/>Si (m &gt; 0 ET n &gt; 0) OU (m &lt; 0 ET n &lt; 0) Alors<text:line-break/><text:span text:style-name="T3">E</text:span>crire "Leur produit est positif"<text:line-break/>Sinon<text:line-break/><text:span text:style-name="T3">E</text:span>crire "Leur produit est négatif"<text:line-break/>Finsi</text:p>
      <text:p text:style-name="P3"/>
      <text:p text:style-name="P3"><text:span text:style-name="T2">Exercice 3,3 :</text:span></text:p>
      <text:p text:style-name="P3"/>
      <text:p text:style-name="P5">Variables a, b, c en Caractère</text:p>
      <text:p text:style-name="P5"><text:span text:style-name="T4">Début</text:span><text:line-break/>Ecrire "Entrez successivement trois noms : "<text:line-break/>Lire a, b, c<text:line-break/>Si a &lt; b ET b &lt; c Alors<text:line-break/>Ecrire "Ces noms sont classés alphabétiquement"<text:line-break/>Sinon<text:line-break/>Ecrire "Ces noms ne sont pas classés"<text:line-break/>Finsi</text:p>
      <text:p text:style-name="P3"/>
      <text:p text:style-name="P6">Exercice 3,4 :</text:p>
      <text:p text:style-name="P6"/>
      <text:p text:style-name="P6">Début<text:line-break/>Ecrire "Entrez un nombre : "<text:line-break/>Lire n<text:line-break/>Si n &lt; 0 Alors<text:line-break/>Ecrire "Ce nombre est négatif"<text:line-break/>SinonSi n = 0 Alors<text:line-break/>Ecrire "Ce nombre est nul"<text:line-break/>Sinon<text:line-break/>Ecrire "Ce nombre est positif"<text:line-break/>Finsi</text:p>
      <text:p text:style-name="P6"/>
      <text:p text:style-name="P6">Exercice 3,5</text:p>
      <text:p text:style-name="P3"/>
      <text:p text:style-name="P4">Variables m, n en Entier<text:line-break/></text:p>
      <text:p text:style-name="P4"><text:soft-page-break/>Ecrire "Entrez deux nombres : "<text:line-break/>Lire m, n<text:line-break/>Si m = 0 OU n = 0 Alors<text:line-break/>Ecrire "Le produit est nul"<text:line-break/>Sinon Si (m &lt; 0 ET n &lt; 0) OU (m &gt; 0 ET n &gt; 0) Alors<text:line-break/>Ecrire "Le produit est positif"<text:line-break/>Sinon<text:line-break/>Ecrire "Le produit est négatif"<text:line-break/>Finsi</text:p>
      <text:p text:style-name="P4"/>
      <text:p text:style-name="P6">Exercice 3,6</text:p>
      <text:p text:style-name="P3"/>
      <text:p text:style-name="P3">Variable age en Entier<text:line-break/>Début<text:line-break/>Ecrire "Entrez l’âge de l’enfant : "<text:line-break/>Lire age<text:line-break/>Si age &gt;= 12 Alors<text:line-break/>Ecrire "Catégorie Cadet"<text:line-break/>Sinon Si age &gt;= 10 Alors<text:line-break/>Ecrire "Catégorie Minime"<text:line-break/>Sinon Si age &gt;= 8 Alors<text:line-break/>Ecrire "Catégorie Pupille"<text:line-break/>Sinon Si age &gt;= 6 Alors<text:line-break/>Ecrire "Catégorie Poussin"<text:line-break/>Finsi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0:48:21.630565791</meta:creation-date>
    <meta:generator>LibreOffice/7.3.7.2$Linux_X86_64 LibreOffice_project/30$Build-2</meta:generator>
    <dc:date>2023-03-21T11:27:49.839750039</dc:date>
    <meta:editing-duration>PT19M16S</meta:editing-duration>
    <meta:editing-cycles>3</meta:editing-cycles>
    <meta:document-statistic meta:table-count="0" meta:image-count="0" meta:object-count="0" meta:page-count="2" meta:paragraph-count="15" meta:word-count="271" meta:character-count="1317" meta:non-whitespace-character-count="1059"/>
  </office:meta>
</office:document-meta>
</file>